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11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2" style:family="paragraph" style:parent-style-name="Normal">
      <style:paragraph-properties fo:margin-top="0.254cm" fo:margin-bottom="0.254cm"/>
    </style:style>
    <style:style style:name="P13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5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6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7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style:style style:name="T6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05/05/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Hangout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20h 30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22h 00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7961750922860374083" text:style-name="L1">
              <text:list-item>
                <text:p text:style-name="P16">Daniel de Oliveira Vasconcelos</text:p>
              </text:list-item>
            </text:list>
          </table:table-cell>
          <table:table-cell table:style-name="Tabela3.A6" office:value-type="string">
            <text:p text:style-name="P10">Scrum Master e <text:span text:style-name="T6">Membro do Time de Desenvolvimento</text:span></text:p>
          </table:table-cell>
        </table:table-row>
        <table:table-row>
          <table:table-cell table:style-name="Tabela3.A6" office:value-type="string">
            <text:list xml:id="list42523462" text:continue-numbering="true" text:style-name="L1">
              <text:list-item>
                <text:p text:style-name="P16">Lucas de Assis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6" office:value-type="string">
            <text:list xml:id="list42543533" text:continue-numbering="true" text:style-name="L1">
              <text:list-item>
                <text:p text:style-name="P16">Yuri Matheus Dias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6" office:value-type="string">
            <text:list xml:id="list42533350" text:continue-numbering="true" text:style-name="L1">
              <text:list-item>
                <text:p text:style-name="P16">Lucas Henrique de Oliveira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6" office:value-type="string">
            <text:list xml:id="list42539809" text:continue-numbering="true" text:style-name="L1">
              <text:list-item>
                <text:p text:style-name="P16">Rafael Canêdo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11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5">1 – Sprint Planning 2;</text:p>
            <text:p text:style-name="P15">2 – Serão divididos as tarefas necessárias para construir os casos de uso;</text:p>
            <text:p text:style-name="P15">3 – Será estimado o tempo necessário para cada uma das tarefas;</text:p>
          </table:table-cell>
          <table:covered-table-cell/>
        </table:table-row>
        <table:table-row>
          <table:table-cell table:style-name="Tabela3.A11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A reunião foi iniciada às 20h 30min.</text:p>
            <text:p text:style-name="P13">Segue abaixo relato da reunião:</text:p>
            <text:list xml:id="list8791289488767314896" text:style-name="L2">
              <text:list-item>
                <text:p text:style-name="P17">Foi discutido com a equipe os casos de uso que foram escolhidos para este sprint a partir do sprint planning 1.</text:p>
              </text:list-item>
              <text:list-item>
                <text:p text:style-name="P17">Foram determinadas as principais atividades necessárias para a construção dos casos de uso escolhido e foram documentadas na ferramenta KanbanFlow. O relatório com estas atividades foi gerado pela ferramenta e se encontra no GitHub.</text:p>
              </text:list-item>
              <text:list-item>
                <text:p text:style-name="P17">O planning poker foi realizado utilizando a experiência da própria equipe. Desta forma, foi levantado que um desenvolvedor demoraria 1 hora para desenvolver cerca de 5 métodos na linguagem Java, de no máximo 30 linhas. Como a experiência da equipe é pequena utilizando o Java EE, foi estimado cerca de 2 métodos por hora. Estimou-se pelo conhecimento da equipe com as tecnologias que seriam utilizadas que o caso de uso Realizar Cadastro de Usuário teria algo em torno de <text:s/>20 métodos e por isso 10 horas para desenvolvimento. Para o caso de uso Fazer Login algo em torno de 10 métodos para realizar, portanto 5 horas para desenvolver. E para o caso de uso de Comprar Ingresso algo em torno de 60 métodos e por isso 30 horas.</text:p>
              </text:list-item>
            </text:list>
            <text:p text:style-name="P13">A reunião encerrou às 21h 40min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<text:soft-page-break/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 e ajustes,fineza contatar a equipe de projeto para os ajustes.</text:span>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Corpo_20_de_20_texto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rc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Sprint Planning 02 - 05.05.2015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2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5-17T22:36:16.45</dc:date>
    <meta:print-date>2015-03-17T19:53:00Z</meta:print-date>
    <meta:editing-cycles>9</meta:editing-cycles>
    <meta:editing-duration>PT3H1M26S</meta:editing-duration>
    <meta:document-statistic meta:table-count="3" meta:image-count="0" meta:object-count="0" meta:page-count="2" meta:paragraph-count="36" meta:word-count="362" meta:character-count="2177"/>
    <meta:template xlink:type="simple" xlink:actuate="onRequest" xlink:title="" xlink:href="Normal.dotm"/>
  </office:meta>
</office:document-meta>
</file>